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officeooo:rsid="00015464" officeooo:paragraph-rsid="00015464"/>
    </style:style>
    <style:style style:name="P2" style:family="paragraph" style:parent-style-name="Heading_20_1" style:master-page-name="Standard">
      <style:paragraph-properties style:page-number="1"/>
    </style:style>
    <style:style style:name="T1" style:family="text">
      <style:text-properties officeooo:rsid="0001fb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ra4x342fypq0"/>Single cell RNA-seq</text:p>
      <text:p text:style-name="Standard"/>
      <text:p text:style-name="Standard">Single cell RNA-seq (scRNA-seq) is a high-throughput measurement technique, which allows investigators to measure expression levels of tens of thousands of genes at the resolution level of individuals cells. The number of cells that can be investigated in a single experimental run depend on the experimental technique used. Recently adopted approaches based on microfluidics, such as Drop-seq or 10x Chromium, allow one to obtain measurements of tens of thousands of single cells at a time. The resulting raw dataset, often represented as a two-dimensional matrix, with rows and columns corresponding to individual cells and genes respectively, features as many as tens of billions of individual entries representing the number of individual transcripts detected. The big scale of data produced introduces numerous challenges, including: feasibility of computation; the need to model or account for various sources of experimental and often systematic error, such as drop-out or barcode demultiplexing errors; look-elsewhere effect due to a potentially large number of statistical hypotheses tested; and difficulty of biological interpretation and independent validation of the obtained results.</text:p>
      <text:p text:style-name="Standard"/>
      <text:p text:style-name="Standard">A number of computational tools have emerged recently to help an individual researcher overcome some of these issues in the context of analysis of scRNA-seq data. A trial of several available tools convinced us that Scanpy was the most suitable tool to help us tackle a difficult task of teasing out meaningful biology through computational analysis of our scRNA-seq data. Firstly, Scanpy has proven its ability to process very large datasets, including a widely publicised analysis of human cell atlas, consisting of one million cells. Secondly, Scanpy has been designed with flexibility and extensibility in mind, with design considerations focusing on AnnData, a thin, but well-documented abstraction layer on top of existing data structures available in the Python ecosystem. This extensibility has been embraced by multiple groups in the quickly emerging field of single cell transcriptomics. A family of tools which integrate with Scanpy extending its capabilities include: scVI, a deep learning framework, which can estimate the true gene expression of investigated cells, using a model, which can account for drop-out, batch effect and other sources of experimental error; scanpy-velo, which is a re-implementation of RNA velocity using a stochastic model; and numerous packages that allow for interoperability with existing tools such as Seurat or ... </text:p>
      <text:p text:style-name="Standard"/>
      <text:p text:style-name="Heading_20_1"><text:bookmark text:name="_oxxu67bg5iam"/>The dataset</text:p>
      <text:p text:style-name="Standard"/>
      <text:p text:style-name="P1">Human saphenous vein was obtained from [TODO insert name of biobank] as part of routine Coronary Artery Bypass Graft (CABG) surgery, stored in saline and transported on ice to the experimental facility. Collagenase digest was prepared following a standard protocol described in [TODO citation]. Human Saphenous Vein Smooth Muscle (HSVSM) primary cells were cultured in 10% CO2 for x hours. Cells were suspended in saline with density of [TODO x] cells per ml, and their viability verified through FACS sorting or some other shit. Single cell RNA-seq analysis was performed using 10x protocol with v2 chemistrt as described [TODO insert name of biobank]. <text:span text:style-name="T1">Quality control was performed using CellRanger </text:span><text:soft-page-break/><text:span text:style-name="T1">[TODO cite CellRanger]</text:span></text:p>
      <text:p text:style-name="Standard"/>
      <text:p text:style-name="Heading_20_1"><text:bookmark text:name="_s0dj98a6f5zf"/>Normalisation, data filtering and processing</text:p>
      <text:p text:style-name="Standard"/>
      <text:p text:style-name="Standard">...</text:p>
      <text:p text:style-name="Standard"/>
      <text:p text:style-name="Heading_20_1"><text:bookmark text:name="_aa63pvc5zmsp"/>Broad agreement with previously obtained microarray data</text:p>
      <text:p text:style-name="Standard"/>
      <text:p text:style-name="Standard">...</text:p>
      <text:p text:style-name="Standard"/>
      <text:p text:style-name="Heading_20_1"><text:bookmark text:name="_pdly4oeegpmj"/>Heterogenous response to TGFB1 via ALK1 pathway</text:p>
      <text:p text:style-name="Standard"/>
      <text:p text:style-name="Standa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24T21:10:04.407215214</dc:date>
    <meta:editing-duration>PT47S</meta:editing-duration>
    <meta:editing-cycles>1</meta:editing-cycles>
    <meta:document-statistic meta:table-count="0" meta:image-count="0" meta:object-count="0" meta:page-count="2" meta:paragraph-count="11" meta:word-count="517" meta:character-count="3466" meta:non-whitespace-character-count="2959"/>
  </office:meta>
</office:document-meta>
</file>